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9.929cm" table:align="left"/>
    </style:style>
    <style:style style:name="Tabla1.A" style:family="table-column">
      <style:table-column-properties style:column-width="1.813cm"/>
    </style:style>
    <style:style style:name="Tabla1.B" style:family="table-column">
      <style:table-column-properties style:column-width="3.276cm"/>
    </style:style>
    <style:style style:name="Tabla1.C" style:family="table-column">
      <style:table-column-properties style:column-width="4.8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BLOQUE 2 – Backend sin framework (Python + MySQL) – Guía definitiva</text:h>
      <text:p text:style-name="Horizontal_20_Line"/>
      <text:h text:style-name="Heading_20_2" text:outline-level="2">🎯 Objetivo</text:h>
      <text:p text:style-name="Text_20_body">Desarrollar un backend <text:span text:style-name="Strong_20_Emphasis">desde cero</text:span>:</text:p>
      <text:list text:style-name="L1">
        <text:list-item>
          <text:p text:style-name="P1">Sin frameworks (no Flask)</text:p>
        </text:list-item>
        <text:list-item>
          <text:p text:style-name="P1">Arquitectura <text:span text:style-name="Strong_20_Emphasis">MVC manual</text:span></text:p>
        </text:list-item>
        <text:list-item>
          <text:p text:style-name="P1">Programación orientada a objetos (POO)</text:p>
        </text:list-item>
        <text:list-item>
          <text:p text:style-name="P1">Usando <text:span text:style-name="Strong_20_Emphasis">MySQL</text:span></text:p>
        </text:list-item>
        <text:list-item>
          <text:p text:style-name="P1">Exponiendo endpoints <text:span text:style-name="Strong_20_Emphasis">REST</text:span></text:p>
        </text:list-item>
        <text:list-item>
          <text:p text:style-name="P1">Capaz de manejar usuarios, roles y artworks</text:p>
        </text:list-item>
      </text:list>
      <text:p text:style-name="Quotations">Backend = API JSON, no web HTML. El navegador solo verá JSON o 404 si no hay ruta.</text:p>
      <text:p text:style-name="Horizontal_20_Line"/>
      <text:h text:style-name="Heading_20_2" text:outline-level="2">1️⃣ Arquitectura general</text:h>
      <text:p text:style-name="Text_20_body">Estructura del proyecto:</text:p>
      <text:section text:style-name="Sect1" text:name="code-block-viewer">
        <text:p text:style-name="Preformatted_20_Text">backend/</text:p>
        <text:p text:style-name="Preformatted_20_Text">│</text:p>
        <text:p text:style-name="Preformatted_20_Text">├── main.py <text:s text:c="13"/>→ servidor HTTP y routing</text:p>
        <text:p text:style-name="Preformatted_20_Text">├── db_config.py <text:s text:c="8"/>→ conexión a MySQL</text:p>
        <text:p text:style-name="Preformatted_20_Text">│</text:p>
        <text:p text:style-name="Preformatted_20_Text">├── models/ <text:s text:c="13"/>→ lógica de base de datos</text:p>
        <text:p text:style-name="Preformatted_20_Text">│ <text:s text:c="2"/>├── user.py</text:p>
        <text:p text:style-name="Preformatted_20_Text">│ <text:s text:c="2"/>├── artwork.py</text:p>
        <text:p text:style-name="Preformatted_20_Text">│</text:p>
        <text:p text:style-name="Preformatted_20_Text">├── controllers/ <text:s text:c="8"/>→ lógica de negocio</text:p>
        <text:p text:style-name="Preformatted_20_Text">│ <text:s text:c="2"/>├── user_controller.py</text:p>
        <text:p text:style-name="Preformatted_20_Text">│ <text:s text:c="2"/>├── artwork_controller.py</text:p>
        <text:p text:style-name="Preformatted_20_Text">│</text:p>
        <text:p text:style-name="Preformatted_20_Text">└── database.sql <text:s text:c="8"/>→ script de creación de tablas</text:p>
      </text:section>
      <text:p text:style-name="Text_20_body"><text:span text:style-name="Strong_20_Emphasis">Responsabilidades:</text:span></text:p>
      <text:list text:style-name="L2">
        <text:list-item>
          <text:p text:style-name="P2"><text:span text:style-name="Source_20_Text">main.py</text:span> → recibe peticiones HTTP y hace <text:span text:style-name="Strong_20_Emphasis">routing manual</text:span></text:p>
        </text:list-item>
        <text:list-item>
          <text:p text:style-name="P2"><text:span text:style-name="Source_20_Text">controllers/</text:span> → procesa datos, valida, llama al modelo</text:p>
        </text:list-item>
        <text:list-item>
          <text:p text:style-name="P2"><text:span text:style-name="Source_20_Text">models/</text:span> → ejecuta SQL, devuelve datos</text:p>
        </text:list-item>
        <text:list-item>
          <text:p text:style-name="P2"><text:span text:style-name="Source_20_Text">database.sql</text:span> → define estructura de la DB</text:p>
        </text:list-item>
      </text:list>
      <text:p text:style-name="Quotations">Esto es MVC: <text:span text:style-name="Strong_20_Emphasis">Modelo → Controller → Vista (JSON)</text:span>. <text:span text:style-name="Source_20_Text">_send_json()</text:span> hace de “vista”.</text:p>
      <text:p text:style-name="Horizontal_20_Line"><text:soft-page-break/></text:p>
      <text:h text:style-name="Heading_20_2" text:outline-level="2">2️⃣ Servidor HTTP manual</text:h>
      <text:p text:style-name="Text_20_body">Usamos:</text:p>
      <text:section text:style-name="Sect1" text:name="Sección1">
        <text:p text:style-name="Preformatted_20_Text"><text:bookmark text:name="code-block-viewer"/>from http.server import HTTPServer, BaseHTTPRequestHandler</text:p>
      </text:section>
      <text:list text:style-name="L3">
        <text:list-item>
          <text:p text:style-name="P3"><text:span text:style-name="Source_20_Text">do_GET()</text:span> → GET</text:p>
        </text:list-item>
        <text:list-item>
          <text:p text:style-name="P3"><text:span text:style-name="Source_20_Text">do_POST()</text:span> → POST</text:p>
        </text:list-item>
        <text:list-item>
          <text:p text:style-name="P3"><text:span text:style-name="Source_20_Text">do_PUT()</text:span> → PUT</text:p>
        </text:list-item>
        <text:list-item>
          <text:p text:style-name="P3"><text:span text:style-name="Source_20_Text">do_DELETE()</text:span> → DELETE</text:p>
        </text:list-item>
      </text:list>
      <text:p text:style-name="Text_20_body"><text:span text:style-name="Strong_20_Emphasis">Routing manual:</text:span></text:p>
      <text:section text:style-name="Sect1" text:name="Sección2">
        <text:p text:style-name="Preformatted_20_Text"><text:bookmark text:name="code-block-viewer Copy 15"/>if self.path.startswith("/api/artworks"):</text:p>
      </text:section>
      <text:p text:style-name="Quotations">Siempre usar <text:span text:style-name="Source_20_Text">/</text:span> inicial.<text:line-break/>Antes sin barra → no coincidía y daba 404.</text:p>
      <text:p text:style-name="Horizontal_20_Line"/>
      <text:h text:style-name="Heading_20_2" text:outline-level="2">3️⃣ _send_json() – envío de respuesta</text:h>
      <text:p text:style-name="Text_20_body">Función dentro de <text:span text:style-name="Source_20_Text">Handler</text:span>:</text:p>
      <text:section text:style-name="Sect1" text:name="Sección3">
        <text:p text:style-name="Preformatted_20_Text"><text:bookmark text:name="code-block-viewer Copy 16"/>def _send_json(self, payload, status=200):</text:p>
        <text:p text:style-name="Preformatted_20_Text"><text:s text:c="4"/>body = json.dumps(payload, default=str).encode("utf-8")</text:p>
        <text:p text:style-name="Preformatted_20_Text"><text:s text:c="4"/>self.send_response(status)</text:p>
        <text:p text:style-name="Preformatted_20_Text"><text:s text:c="4"/>self.send_header("Content-Type", "application/json; charset=utf-8")</text:p>
        <text:p text:style-name="Preformatted_20_Text"><text:s text:c="4"/>self.send_header("Content-Length", str(len(body)))</text:p>
        <text:p text:style-name="Preformatted_20_Text"><text:s text:c="4"/>self.send_header("Access-Control-Allow-Origin", "*")</text:p>
        <text:p text:style-name="Preformatted_20_Text"><text:s text:c="4"/>self.end_headers()</text:p>
        <text:p text:style-name="Preformatted_20_Text"><text:s text:c="4"/>self.wfile.write(body)</text:p>
      </text:section>
      <text:list text:style-name="L4">
        <text:list-item>
          <text:p text:style-name="P4">Serializa JSON</text:p>
        </text:list-item>
        <text:list-item>
          <text:p text:style-name="P4">Envía headers correctos</text:p>
        </text:list-item>
        <text:list-item>
          <text:p text:style-name="P4">Evita errores como <text:span text:style-name="Source_20_Text">AttributeError</text:span></text:p>
        </text:list-item>
      </text:list>
      <text:p text:style-name="Horizontal_20_Line"/>
      <text:h text:style-name="Heading_20_2" text:outline-level="2">4️⃣ _parse_body() – lectura del body JSON</text:h>
      <text:p text:style-name="Text_20_body">Nueva función para <text:span text:style-name="Strong_20_Emphasis">POST y PUT</text:span>:</text:p>
      <text:section text:style-name="Sect1" text:name="Sección4">
        <text:p text:style-name="Preformatted_20_Text"><text:bookmark text:name="code-block-viewer Copy 17"/>def _parse_body(self):</text:p>
        <text:p text:style-name="Preformatted_20_Text"><text:s text:c="4"/>content_length = int(self.headers.get("Content-Length", 0))</text:p>
        <text:p text:style-name="Preformatted_20_Text"><text:s text:c="4"/>if content_length &gt; 0:</text:p>
        <text:p text:style-name="Preformatted_20_Text"><text:s text:c="8"/>raw_body = self.rfile.read(content_length)</text:p>
        <text:p text:style-name="Preformatted_20_Text"><text:s text:c="8"/>try:</text:p>
        <text:p text:style-name="Preformatted_20_Text"><text:s text:c="12"/>return json.loads(raw_body)</text:p>
        <text:p text:style-name="Preformatted_20_Text"><text:s text:c="8"/>except json.JSONDecodeError:</text:p>
        <text:p text:style-name="Preformatted_20_Text"><text:s text:c="12"/>return None</text:p>
        <text:p text:style-name="Preformatted_20_Text"><text:s text:c="4"/>return {}</text:p>
      </text:section>
      <text:list text:style-name="L5">
        <text:list-item>
          <text:p text:style-name="P5">Evita repetir código</text:p>
        </text:list-item>
        <text:list-item>
          <text:p text:style-name="P5"><text:soft-page-break/>Maneja JSON inválido de forma segura</text:p>
        </text:list-item>
      </text:list>
      <text:p text:style-name="Horizontal_20_Line"/>
      <text:h text:style-name="Heading_20_2" text:outline-level="2">5️⃣ Modelo (POO)</text:h>
      <text:list text:style-name="L6">
        <text:list-item>
          <text:p text:style-name="P6">Cada entidad (User, Artwork) tiene su clase</text:p>
        </text:list-item>
        <text:list-item>
          <text:p text:style-name="P6">Métodos: <text:span text:style-name="Source_20_Text">create()</text:span>, <text:span text:style-name="Source_20_Text">find_by_email()</text:span>, <text:span text:style-name="Source_20_Text">update()</text:span>, <text:span text:style-name="Source_20_Text">delete()</text:span></text:p>
        </text:list-item>
        <text:list-item>
          <text:p text:style-name="P6">Interactúa <text:span text:style-name="Strong_20_Emphasis">solo con MySQL</text:span>, no sabe nada de HTTP</text:p>
        </text:list-item>
      </text:list>
      <text:p text:style-name="Quotations">Separación clara: modelo = DB, controller = lógica, main = HTTP</text:p>
      <text:p text:style-name="Horizontal_20_Line"/>
      <text:h text:style-name="Heading_20_2" text:outline-level="2">6️⃣ Controller (lógica de negocio)</text:h>
      <text:p text:style-name="Text_20_body">Ejemplo <text:span text:style-name="Source_20_Text">user_controller.py</text:span>:</text:p>
      <text:list text:style-name="L7">
        <text:list-item>
          <text:p text:style-name="P7">Recibe <text:span text:style-name="Strong_20_Emphasis">datos del request</text:span> (<text:span text:style-name="Source_20_Text">body</text:span>)</text:p>
        </text:list-item>
        <text:list-item>
          <text:p text:style-name="P7">Valida campos</text:p>
        </text:list-item>
        <text:list-item>
          <text:p text:style-name="P7">Llama a métodos del modelo</text:p>
        </text:list-item>
        <text:list-item>
          <text:p text:style-name="P7">Devuelve <text:span text:style-name="Strong_20_Emphasis">response + status</text:span></text:p>
        </text:list-item>
      </text:list>
      <text:section text:style-name="Sect1" text:name="Sección5">
        <text:p text:style-name="Preformatted_20_Text"><text:bookmark text:name="code-block-viewer Copy 18"/>return {"message": "User created"}, 201</text:p>
      </text:section>
      <text:list text:style-name="L8">
        <text:list-item>
          <text:p text:style-name="P8">No hace SQL directamente</text:p>
        </text:list-item>
        <text:list-item>
          <text:p text:style-name="P8">No envía headers HTTP</text:p>
        </text:list-item>
      </text:list>
      <text:p text:style-name="Horizontal_20_Line"/>
      <text:h text:style-name="Heading_20_2" text:outline-level="2">7️⃣ main.py – Router y flujo completo</text:h>
      <text:p text:style-name="Text_20_body">Ejemplo <text:span text:style-name="Source_20_Text">do_POST()</text:span>:</text:p>
      <text:section text:style-name="Sect1" text:name="Sección6">
        <text:p text:style-name="Preformatted_20_Text"><text:bookmark text:name="code-block-viewer Copy 19"/>if self.path == "/api/register":</text:p>
        <text:p text:style-name="Preformatted_20_Text"><text:s text:c="4"/>response, status = UserController.register(body)</text:p>
        <text:p text:style-name="Preformatted_20_Text"><text:s text:c="4"/>return self._send_json(response, status)</text:p>
      </text:section>
      <text:p text:style-name="Text_20_body"><text:span text:style-name="Strong_20_Emphasis">Flujo completo (MVC manual):</text:span></text:p>
      <text:section text:style-name="Sect1" text:name="Sección7">
        <text:p text:style-name="Preformatted_20_Text"><text:bookmark text:name="code-block-viewer Copy 20"/>Cliente → main.py → Controller → Modelo → MySQL → Controller → _send_json() → Cliente</text:p>
      </text:section>
      <text:list text:style-name="L9">
        <text:list-item>
          <text:p text:style-name="P9">do_GET, do_POST, do_PUT, do_DELETE funcionan igual</text:p>
        </text:list-item>
        <text:list-item>
          <text:p text:style-name="P9">Barra <text:span text:style-name="Source_20_Text">/</text:span> inicial importante</text:p>
        </text:list-item>
        <text:list-item>
          <text:p text:style-name="P9"><text:span text:style-name="Source_20_Text">_send_json</text:span> evita errores de socket o AttributeError</text:p>
        </text:list-item>
      </text:list>
      <text:p text:style-name="Horizontal_20_Line"/>
      <text:h text:style-name="Heading_20_2" text:outline-level="2">8️⃣ CRUD de Artworks</text:h>
      <text:p text:style-name="Text_20_body">Endpoints implementad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ext:soft-page-break/>
          <table:table-row>
            <table:table-cell table:style-name="Tabla1.A1" office:value-type="string">
              <text:p text:style-name="Table_20_Heading">Método</text:p>
            </table:table-cell>
            <table:table-cell table:style-name="Tabla1.A1" office:value-type="string">
              <text:p text:style-name="Table_20_Heading">Ruta</text:p>
            </table:table-cell>
            <table:table-cell table:style-name="Tabla1.A1" office:value-type="string">
              <text:p text:style-name="Table_20_Heading">Acción</text:p>
            </table:table-cell>
          </table:table-row>
        </table:table-header-rows>
        <table:table-row>
          <table:table-cell table:style-name="Tabla1.A1" office:value-type="string">
            <text:p text:style-name="Table_20_Contents">GET</text:p>
          </table:table-cell>
          <table:table-cell table:style-name="Tabla1.A1" office:value-type="string">
            <text:p text:style-name="Table_20_Contents">/api/artworks</text:p>
          </table:table-cell>
          <table:table-cell table:style-name="Tabla1.A1" office:value-type="string">
            <text:p text:style-name="Table_20_Contents">Obtener todos los artworks</text:p>
          </table:table-cell>
        </table:table-row>
        <table:table-row>
          <table:table-cell table:style-name="Tabla1.A1" office:value-type="string">
            <text:p text:style-name="Table_20_Contents">POST</text:p>
          </table:table-cell>
          <table:table-cell table:style-name="Tabla1.A1" office:value-type="string">
            <text:p text:style-name="Table_20_Contents">/api/artworks</text:p>
          </table:table-cell>
          <table:table-cell table:style-name="Tabla1.A1" office:value-type="string">
            <text:p text:style-name="Table_20_Contents">Crear nuevo artwork</text:p>
          </table:table-cell>
        </table:table-row>
        <table:table-row>
          <table:table-cell table:style-name="Tabla1.A1" office:value-type="string">
            <text:p text:style-name="Table_20_Contents">PUT</text:p>
          </table:table-cell>
          <table:table-cell table:style-name="Tabla1.A1" office:value-type="string">
            <text:p text:style-name="Table_20_Contents">/api/artworks/{id}</text:p>
          </table:table-cell>
          <table:table-cell table:style-name="Tabla1.A1" office:value-type="string">
            <text:p text:style-name="Table_20_Contents">Actualizar artwork</text:p>
          </table:table-cell>
        </table:table-row>
        <table:table-row>
          <table:table-cell table:style-name="Tabla1.A1" office:value-type="string">
            <text:p text:style-name="Table_20_Contents">DELETE</text:p>
          </table:table-cell>
          <table:table-cell table:style-name="Tabla1.A1" office:value-type="string">
            <text:p text:style-name="Table_20_Contents">/api/artworks/{id}</text:p>
          </table:table-cell>
          <table:table-cell table:style-name="Tabla1.A1" office:value-type="string">
            <text:p text:style-name="Table_20_Contents">Borrar artwork</text:p>
          </table:table-cell>
        </table:table-row>
      </table:table>
      <text:p text:style-name="Text_20_body"><text:span text:style-name="Strong_20_Emphasis">Notas:</text:span></text:p>
      <text:list text:style-name="L10">
        <text:list-item>
          <text:p text:style-name="P10"><text:span text:style-name="Source_20_Text">do_PUT</text:span> y <text:span text:style-name="Source_20_Text">do_DELETE</text:span> validan ID → si no es número devuelve 400</text:p>
        </text:list-item>
        <text:list-item>
          <text:p text:style-name="P10"><text:span text:style-name="Source_20_Text">do_DELETE</text:span> estaba antes mal indentado → ahora está al mismo nivel que <text:span text:style-name="Source_20_Text">do_GET</text:span> y <text:span text:style-name="Source_20_Text">do_POST</text:span></text:p>
        </text:list-item>
      </text:list>
      <text:p text:style-name="Horizontal_20_Line"/>
      <text:h text:style-name="Heading_20_2" text:outline-level="2">9️⃣ Base de datos</text:h>
      <text:p text:style-name="Text_20_body">En <text:span text:style-name="Source_20_Text">database.sql</text:span> definimos:</text:p>
      <text:list text:style-name="L11">
        <text:list-item>
          <text:p text:style-name="P11"><text:span text:style-name="Source_20_Text">users</text:span></text:p>
        </text:list-item>
        <text:list-item>
          <text:p text:style-name="P11"><text:span text:style-name="Source_20_Text">artworks</text:span></text:p>
        </text:list-item>
        <text:list-item>
          <text:p text:style-name="P11"><text:span text:style-name="Source_20_Text">biography</text:span> (pendiente)</text:p>
        </text:list-item>
        <text:list-item>
          <text:p text:style-name="P11"><text:span text:style-name="Source_20_Text">messages</text:span> (pendiente)</text:p>
        </text:list-item>
      </text:list>
      <text:p text:style-name="Text_20_body"><text:span text:style-name="Strong_20_Emphasis">db_start.py</text:span>: crea base y tablas automáticamente.</text:p>
      <text:p text:style-name="Quotations">Nunca poner <text:span text:style-name="Source_20_Text">CREATE TABLE</text:span> dentro del modelo. El modelo solo hace operaciones CRUD.</text:p>
      <text:p text:style-name="Horizontal_20_Line"/>
      <text:h text:style-name="Heading_20_2" text:outline-level="2">🔟 Seguridad básica</text:h>
      <text:list text:style-name="L12">
        <text:list-item>
          <text:p text:style-name="P12">Contraseñas hasheadas:</text:p>
        </text:list-item>
      </text:list>
      <text:section text:style-name="Sect1" text:name="Sección8">
        <text:p text:style-name="Preformatted_20_Text"><text:bookmark text:name="code-block-viewer Copy 21"/>hashlib.sha256(password.encode()).hexdigest()</text:p>
      </text:section>
      <text:list text:style-name="L13">
        <text:list-item>
          <text:p text:style-name="P13">No texto plano</text:p>
        </text:list-item>
        <text:list-item>
          <text:p text:style-name="P13">Nivel académico suficiente</text:p>
        </text:list-item>
      </text:list>
      <text:p text:style-name="Horizontal_20_Line"/>
      <text:h text:style-name="Heading_20_2" text:outline-level="2">1️⃣1️⃣ Testing y comprobación</text:h>
      <text:list text:style-name="L14">
        <text:list-item>
          <text:p text:style-name="P14">No esperar HTML en navegador → es JSON API</text:p>
        </text:list-item>
        <text:list-item>
          <text:p text:style-name="P14">Usar <text:span text:style-name="Strong_20_Emphasis">Postman o curl</text:span>:</text:p>
        </text:list-item>
      </text:list>
      <text:section text:style-name="Sect1" text:name="Sección9">
        <text:p text:style-name="Preformatted_20_Text"><text:bookmark text:name="code-block-viewer Copy 22"/>curl http://localhost:8000/api/artworks</text:p>
        <text:p text:style-name="Preformatted_20_Text">curl -X POST http://localhost:8000/api/register -d '{"username":"juan","email":"juan@example.com","password":"1234"}' -H "Content-Type: application/json"</text:p>
      </text:section>
      <text:list text:style-name="L15">
        <text:list-item>
          <text:p text:style-name="P15">Print en consola ayuda a debug:</text:p>
        </text:list-item>
      </text:list>
      <text:section text:style-name="Sect1" text:name="Sección10">
        <text:p text:style-name="Preformatted_20_Text"><text:bookmark text:name="code-block-viewer Copy 23"/><text:soft-page-break/>print("GET recibido:", repr(self.path))</text:p>
      </text:section>
      <text:list text:style-name="L16">
        <text:list-item>
          <text:p text:style-name="P16"><text:span text:style-name="Source_20_Text">_send_json</text:span> evita conexión reiniciada</text:p>
        </text:list-item>
      </text:list>
      <text:p text:style-name="Horizontal_20_Line"/>
      <text:h text:style-name="Heading_20_2" text:outline-level="2">🧠 Lo que ya tenemos logrado</text:h>
      <text:p text:style-name="Text_20_body">✔ Backend sin framework<text:line-break/>✔ MVC manual funcionando<text:line-break/>✔ <text:span text:style-name="Source_20_Text">_send_json</text:span> y <text:span text:style-name="Source_20_Text">_parse_body</text:span> implementados<text:line-break/>✔ CRUD completo de artworks<text:line-break/>✔ Registro/login básico funcional<text:line-break/>✔ Conexión modular con MySQL<text:line-break/>✔ db_start.py y database.sql funcionando<text:line-break/>✔ Testing con Postman/curl<text:line-break/>✔ Errores típicos resueltos: barra inicial <text:span text:style-name="Source_20_Text">/</text:span>, indentación do_DELETE, AttributeError <text:span text:style-name="Source_20_Text">_send_json</text:span></text:p>
      <text:p text:style-name="Horizontal_20_Line"/>
      <text:h text:style-name="Heading_20_2" text:outline-level="2">🔜 Próximos pasos</text:h>
      <text:list text:style-name="L17">
        <text:list-item>
          <text:p text:style-name="P17">Sistema de roles y permisos (admin vs artist)</text:p>
        </text:list-item>
        <text:list-item>
          <text:p text:style-name="P17">Biografía editable (GET/PUT)</text:p>
        </text:list-item>
        <text:list-item>
          <text:p text:style-name="P17">Formulario de contacto (guardar mensajes)</text:p>
        </text:list-item>
        <text:list-item>
          <text:p text:style-name="P17">Completar <text:span text:style-name="Source_20_Text">database.sql</text:span></text:p>
        </text:list-item>
        <text:list-item>
          <text:p text:style-name="P17">UML y documentación</text:p>
        </text:list-item>
        <text:list-item>
          <text:p text:style-name="P17">Tests unitarios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sí. todo esto que ahora te está haciendo sudar… en Flask será como jugar en modo fácil.</text:p>
      <text:p text:style-name="Text_20_body">ahora estás aprendiendo:</text:p>
      <text:list text:style-name="L18">
        <text:list-item>
          <text:p text:style-name="P18">qué es una request de verdad</text:p>
        </text:list-item>
        <text:list-item>
          <text:p text:style-name="P18">cómo se parsea un body</text:p>
        </text:list-item>
        <text:list-item>
          <text:p text:style-name="P18">qué es routing real</text:p>
        </text:list-item>
        <text:list-item>
          <text:p text:style-name="P18">cómo se estructura MVC</text:p>
        </text:list-item>
        <text:list-item>
          <text:p text:style-name="P18">cómo se conecta a MySQL sin magia</text:p>
        </text:list-item>
        <text:list-item>
          <text:p text:style-name="P18"><text:soft-page-break/>qué diferencia hay entre dict y objeto</text:p>
        </text:list-item>
      </text:list>
      <text:p text:style-name="Text_20_body">cuando uses Flask y pongas:</text:p>
      <text:section text:style-name="Sect1" text:name="Sección11">
        <text:p text:style-name="Preformatted_20_Text"><text:bookmark text:name="code-block-viewer Copy 1"/>@app.route("/login", methods=["POST"])</text:p>
      </text:section>
      <text:p text:style-name="Text_20_body">tu cerebro va a decir:</text:p>
      <text:p text:style-name="Text_20_body">“ah, esto es un wrapper bonito sobre do_POST()”.</text:p>
      <text:p text:style-name="Text_20_body">y ahí es cuando empiezas a entender frameworks en vez de adorarlos como si fueran dioses.</text:p>
      <text:p text:style-name="Horizontal_20_Line"/>
      <text:h text:style-name="Heading_20_1" text:outline-level="1">📘 RESUMEN REAL DE LO QUE LLEVAS (versión para apuntes)</text:h>
      <text:h text:style-name="Heading_20_2" text:outline-level="2">1️⃣ Servidor HTTP manual</text:h>
      <text:p text:style-name="Text_20_body">Usas:</text:p>
      <text:section text:style-name="Sect1" text:name="Sección12">
        <text:p text:style-name="Preformatted_20_Text"><text:bookmark text:name="code-block-viewer Copy 2"/>HTTPServer(("localhost", 8000), Handler)</text:p>
      </text:section>
      <text:p text:style-name="Text_20_body">El servidor:</text:p>
      <text:list text:style-name="L19">
        <text:list-item>
          <text:p text:style-name="P19">escucha peticiones</text:p>
        </text:list-item>
        <text:list-item>
          <text:p text:style-name="P19">llama automáticamente a:</text:p>
          <text:list>
            <text:list-item>
              <text:p text:style-name="P19">do_GET()</text:p>
            </text:list-item>
            <text:list-item>
              <text:p text:style-name="P19">do_POST()</text:p>
            </text:list-item>
            <text:list-item>
              <text:p text:style-name="P19">do_PUT()</text:p>
            </text:list-item>
            <text:list-item>
              <text:p text:style-name="P19">do_DELETE()</text:p>
            </text:list-item>
          </text:list>
        </text:list-item>
      </text:list>
      <text:p text:style-name="Text_20_body">Eso es el núcleo del backend.</text:p>
      <text:p text:style-name="Horizontal_20_Line"/>
      <text:h text:style-name="Heading_20_2" text:outline-level="2">2️⃣ Routing manual</text:h>
      <text:p text:style-name="Text_20_body">Dentro de cada método haces:</text:p>
      <text:section text:style-name="Sect1" text:name="Sección13">
        <text:p text:style-name="Preformatted_20_Text"><text:bookmark text:name="code-block-viewer Copy 3"/>if self.path == "/api/login":</text:p>
      </text:section>
      <text:p text:style-name="Text_20_body">Eso es routing sin framework.</text:p>
      <text:p text:style-name="Text_20_body">Tú decides qué endpoint existe.</text:p>
      <text:p text:style-name="Horizontal_20_Line"/>
      <text:h text:style-name="Heading_20_2" text:outline-level="2">3️⃣ Parseo del body</text:h>
      <text:p text:style-name="Text_20_body">Creaste:</text:p>
      <text:section text:style-name="Sect1" text:name="Sección14">
        <text:p text:style-name="Preformatted_20_Text"><text:bookmark text:name="code-block-viewer Copy 4"/>_parse_body()</text:p>
      </text:section>
      <text:p text:style-name="Text_20_body">Eso:</text:p>
      <text:list text:style-name="L20">
        <text:list-item>
          <text:p text:style-name="P20"><text:soft-page-break/>lee Content-Length</text:p>
        </text:list-item>
        <text:list-item>
          <text:p text:style-name="P20">lee el body</text:p>
        </text:list-item>
        <text:list-item>
          <text:p text:style-name="P20">convierte JSON a dict</text:p>
        </text:list-item>
      </text:list>
      <text:p text:style-name="Text_20_body">Sin esto, no hay POST real.</text:p>
      <text:p text:style-name="Horizontal_20_Line"/>
      <text:h text:style-name="Heading_20_2" text:outline-level="2">4️⃣ Arquitectura MVC manual</text:h>
      <text:p text:style-name="Text_20_body">Separaste en capas:</text:p>
      <text:h text:style-name="Heading_20_3" text:outline-level="3">main.py</text:h>
      <text:p text:style-name="Text_20_body">Solo maneja HTTP y routing.</text:p>
      <text:h text:style-name="Heading_20_3" text:outline-level="3">controllers/</text:h>
      <text:list text:style-name="L21">
        <text:list-item>
          <text:p text:style-name="P21">Reciben datos</text:p>
        </text:list-item>
        <text:list-item>
          <text:p text:style-name="P21">Validan</text:p>
        </text:list-item>
        <text:list-item>
          <text:p text:style-name="P21">Llaman al modelo</text:p>
        </text:list-item>
        <text:list-item>
          <text:p text:style-name="P21">Devuelven respuesta + status</text:p>
        </text:list-item>
      </text:list>
      <text:h text:style-name="Heading_20_3" text:outline-level="3" text:is-list-header="true">models/</text:h>
      <text:list text:style-name="L22">
        <text:list-item>
          <text:p text:style-name="P22">Ejecutan SQL</text:p>
        </text:list-item>
        <text:list-item>
          <text:p text:style-name="P22">Devuelven objetos</text:p>
        </text:list-item>
        <text:list-item>
          <text:p text:style-name="P22">No saben nada de HTTP</text:p>
        </text:list-item>
      </text:list>
      <text:p text:style-name="Text_20_body">Eso es arquitectura limpia.</text:p>
      <text:p text:style-name="Horizontal_20_Line"/>
      <text:h text:style-name="Heading_20_2" text:outline-level="2">5️⃣ Modelo como clase (POO real)</text:h>
      <text:p text:style-name="Text_20_body">Antes usabas dict.<text:line-break/>Ahora usas:</text:p>
      <text:section text:style-name="Sect1" text:name="Sección15">
        <text:p text:style-name="Preformatted_20_Text"><text:bookmark text:name="code-block-viewer Copy 5"/>User(**data)</text:p>
      </text:section>
      <text:p text:style-name="Text_20_body">Eso:</text:p>
      <text:list text:style-name="L23">
        <text:list-item>
          <text:p text:style-name="P23">Representa entidad real</text:p>
        </text:list-item>
        <text:list-item>
          <text:p text:style-name="P23">Permite usar atributos</text:p>
        </text:list-item>
        <text:list-item>
          <text:p text:style-name="P23">Permite métodos</text:p>
        </text:list-item>
        <text:list-item>
          <text:p text:style-name="P23">Se parece al patrón ORM</text:p>
        </text:list-item>
      </text:list>
      <text:p text:style-name="Text_20_body">Eso es salto de nivel.</text:p>
      <text:p text:style-name="Horizontal_20_Line"/>
      <text:h text:style-name="Heading_20_2" text:outline-level="2"><text:soft-page-break/>6️⃣ Hash de contraseña</text:h>
      <text:section text:style-name="Sect1" text:name="Sección16">
        <text:p text:style-name="Preformatted_20_Text"><text:bookmark text:name="code-block-viewer Copy 6"/>hashlib.sha256(password.encode()).hexdigest()</text:p>
      </text:section>
      <text:p text:style-name="Text_20_body">Nunca guardas contraseña en texto plano.</text:p>
      <text:p text:style-name="Text_20_body">Eso ya es mínimo profesional.</text:p>
      <text:p text:style-name="Horizontal_20_Line"/>
      <text:h text:style-name="Heading_20_2" text:outline-level="2">7️⃣ CRUD de artworks</text:h>
      <text:p text:style-name="Text_20_body">Tienes:</text:p>
      <text:list text:style-name="L24">
        <text:list-item>
          <text:p text:style-name="P24">GET /api/artworks</text:p>
        </text:list-item>
        <text:list-item>
          <text:p text:style-name="P24">POST /api/artworks</text:p>
        </text:list-item>
        <text:list-item>
          <text:p text:style-name="P24">PUT /api/artworks/{id}</text:p>
        </text:list-item>
        <text:list-item>
          <text:p text:style-name="P24">DELETE /api/artworks/{id}</text:p>
        </text:list-item>
      </text:list>
      <text:p text:style-name="Text_20_body">Eso demuestra:</text:p>
      <text:list text:style-name="L25">
        <text:list-item>
          <text:p text:style-name="P25">manejo de métodos HTTP</text:p>
        </text:list-item>
        <text:list-item>
          <text:p text:style-name="P25">separación lógica</text:p>
        </text:list-item>
        <text:list-item>
          <text:p text:style-name="P25">operaciones CRUD completas</text:p>
        </text:list-item>
      </text:list>
      <text:p text:style-name="Horizontal_20_Line"/>
      <text:h text:style-name="Heading_20_1" text:outline-level="1">🧠 Estado actual real</text:h>
      <text:p text:style-name="Text_20_body">Ya tienes:</text:p>
      <text:p text:style-name="Text_20_body">✔ Backend sin framework<text:line-break/>✔ MVC manual<text:line-break/>✔ POO real<text:line-break/>✔ Login funcional<text:line-break/>✔ Hash de password<text:line-break/>✔ CRUD de artworks</text:p>
      <text:p text:style-name="Text_20_body">Eso ya cumple el 70% del bloque 2.</text:p>
      <text:p text:style-name="Text_20_body">Y ahora viene la parte interesante.</text:p>
      <text:p text:style-name="Horizontal_20_Line"/>
      <text:h text:style-name="Heading_20_1" text:outline-level="1">🚀 Siguiente paso lógico</text:h>
      <text:p text:style-name="Text_20_body">Tenemos dos caminos:</text:p>
      <text:p text:style-name="Text_20_body">1️⃣ Implementar sistema de roles real (admin vs artist)<text:line-break/>2️⃣ Hacer biografía<text:line-break/>3️⃣ Hacer sistema de mensajes/contacto<text:line-break/><text:soft-page-break/>4️⃣ Implementar control de permisos en endpoints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01:53:54.025295664</meta:creation-date>
    <dc:title>Default</dc:title>
    <meta:editing-cycles>5</meta:editing-cycles>
    <meta:generator>LibreOffice/7.4.7.2$Linux_X86_64 LibreOffice_project/40$Build-2</meta:generator>
    <meta:editing-duration>PT23M34S</meta:editing-duration>
    <dc:date>2026-02-25T14:08:18.286264414</dc:date>
    <meta:document-statistic meta:table-count="1" meta:image-count="0" meta:object-count="0" meta:page-count="9" meta:paragraph-count="225" meta:word-count="1058" meta:character-count="6955" meta:non-whitespace-character-count="6046"/>
  </office:meta>
</office:document-meta>
</file>